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8" style:family="table">
      <style:table-properties style:width="14.226cm" table:align="margins"/>
    </style:style>
    <style:style style:name="Tabla8.A" style:family="table-column">
      <style:table-column-properties style:column-width="14.226cm" style:rel-column-width="65535*"/>
    </style:style>
    <style:style style:name="Tabla8.A1" style:family="table-cell">
      <style:table-cell-properties style:vertical-align="middle" fo:padding="0.097cm" fo:border="0.05pt solid #000000"/>
    </style:style>
    <style:style style:name="Tabla8.A2" style:family="table-cell">
      <style:table-cell-properties style:vertical-align="middle" fo:background-color="#ff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14.226cm" table:align="margins"/>
    </style:style>
    <style:style style:name="Tabla9.A" style:family="table-column">
      <style:table-column-properties style:column-width="14.226cm" style:rel-column-width="65535*"/>
    </style:style>
    <style:style style:name="Tabla9.A1" style:family="table-cell">
      <style:table-cell-properties style:vertical-align="middle" fo:padding="0.097cm" fo:border="0.05pt solid #000000"/>
    </style:style>
    <style:style style:name="Tabla9.A2" style:family="table-cell">
      <style:table-cell-properties style:vertical-align="middle"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14.226cm" table:align="margins"/>
    </style:style>
    <style:style style:name="Tabla10.A" style:family="table-column">
      <style:table-column-properties style:column-width="14.226cm" style:rel-column-width="65535*"/>
    </style:style>
    <style:style style:name="Tabla10.A1" style:family="table-cell">
      <style:table-cell-properties style:vertical-align="middle" fo:padding="0.097cm" fo:border="0.05pt solid #000000"/>
    </style:style>
    <style:style style:name="Tabla10.A2" style:family="table-cell">
      <style:table-cell-properties style:vertical-align="middle" fo:background-color="#ff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4.226cm" table:align="margins"/>
    </style:style>
    <style:style style:name="Tabla1.A" style:family="table-column">
      <style:table-column-properties style:column-width="3.212cm" style:rel-column-width="14801*"/>
    </style:style>
    <style:style style:name="Tabla1.B" style:family="table-column">
      <style:table-column-properties style:column-width="11.014cm" style:rel-column-width="50734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a1.B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14.226cm" table:align="margins"/>
    </style:style>
    <style:style style:name="Tabla11.A" style:family="table-column">
      <style:table-column-properties style:column-width="3.212cm" style:rel-column-width="14801*"/>
    </style:style>
    <style:style style:name="Tabla11.B" style:family="table-column">
      <style:table-column-properties style:column-width="11.014cm" style:rel-column-width="50734*"/>
    </style:style>
    <style:style style:name="Tabla11.A1" style:family="table-cell">
      <style:table-cell-properties style:vertical-align="middle" fo:padding="0.097cm" fo:border="0.05pt solid #000000"/>
    </style:style>
    <style:style style:name="Tabla11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A3" style:family="table-cell">
      <style:table-cell-properties style:vertical-align="middle" fo:background-color="#cc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" style:family="table">
      <style:table-properties style:width="14.226cm" table:align="margins"/>
    </style:style>
    <style:style style:name="Tabla12.A" style:family="table-column">
      <style:table-column-properties style:column-width="3.212cm" style:rel-column-width="14801*"/>
    </style:style>
    <style:style style:name="Tabla12.B" style:family="table-column">
      <style:table-column-properties style:column-width="11.014cm" style:rel-column-width="50734*"/>
    </style:style>
    <style:style style:name="Tabla12.A1" style:family="table-cell">
      <style:table-cell-properties style:vertical-align="middle" fo:padding="0.097cm" fo:border="0.05pt solid #000000"/>
    </style:style>
    <style:style style:name="Tabla12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2.B2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A3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a12.B3" style:family="table-cell">
      <style:table-cell-properties style:vertical-align="middle"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4.226cm" table:align="margins"/>
    </style:style>
    <style:style style:name="Tabla4.A" style:family="table-column">
      <style:table-column-properties style:column-width="3.212cm" style:rel-column-width="14801*"/>
    </style:style>
    <style:style style:name="Tabla4.B" style:family="table-column">
      <style:table-column-properties style:column-width="11.014cm" style:rel-column-width="50734*"/>
    </style:style>
    <style:style style:name="Tabla4.A1" style:family="table-cell">
      <style:table-cell-properties style:vertical-align="middle" fo:padding="0.097cm" fo:border="0.05pt solid #000000"/>
    </style:style>
    <style:style style:name="Tabla4.A2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style:vertical-align="middle"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style:vertical-align="middle" fo:background-color="#ccff99" fo:padding="0.097cm" fo:border-left="0.05pt solid #000000" fo:border-right="none" fo:border-top="none" fo:border-bottom="0.05pt solid #000000">
        <style:background-image/>
      </style:table-cell-properties>
    </style:style>
    <style:style style:name="Tabla4.B3" style:family="table-cell">
      <style:table-cell-properties style:vertical-align="middle" fo:background-color="#cc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4.226cm" table:align="margins"/>
    </style:style>
    <style:style style:name="Tabla2.A" style:family="table-column">
      <style:table-column-properties style:column-width="3.212cm" style:rel-column-width="14801*"/>
    </style:style>
    <style:style style:name="Tabla2.B" style:family="table-column">
      <style:table-column-properties style:column-width="11.014cm" style:rel-column-width="50734*"/>
    </style:style>
    <style:style style:name="Tabla2.A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style:vertical-align="middle"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a2.B3" style:family="table-cell">
      <style:table-cell-properties style:vertical-align="middle"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4.226cm" table:align="margins"/>
    </style:style>
    <style:style style:name="Tabla3.A" style:family="table-column">
      <style:table-column-properties style:column-width="3.212cm" style:rel-column-width="14801*"/>
    </style:style>
    <style:style style:name="Tabla3.B" style:family="table-column">
      <style:table-column-properties style:column-width="11.014cm" style:rel-column-width="50734*"/>
    </style:style>
    <style:style style:name="Tabla3.A1" style:family="table-cell">
      <style:table-cell-properties style:vertical-align="middle" fo:padding="0.097cm" fo:border="0.05pt solid #000000"/>
    </style:style>
    <style:style style:name="Tabla3.A2" style:family="table-cell">
      <style:table-cell-properties style:vertical-align="middle"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style:vertical-align="middle"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style:vertical-align="middle" fo:background-color="#cc99ff" fo:padding="0.097cm" fo:border-left="0.05pt solid #000000" fo:border-right="none" fo:border-top="none" fo:border-bottom="0.05pt solid #000000">
        <style:background-image/>
      </style:table-cell-properties>
    </style:style>
    <style:style style:name="Tabla3.B3" style:family="table-cell">
      <style:table-cell-properties style:vertical-align="middle" fo:background-color="#cc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4" style:family="table-cell">
      <style:table-cell-properties style:vertical-align="middle"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a3.B4" style:family="table-cell">
      <style:table-cell-properties style:vertical-align="middle"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14.226cm" table:align="margins"/>
    </style:style>
    <style:style style:name="Tabla7.A" style:family="table-column">
      <style:table-column-properties style:column-width="3.212cm" style:rel-column-width="14801*"/>
    </style:style>
    <style:style style:name="Tabla7.B" style:family="table-column">
      <style:table-column-properties style:column-width="11.014cm" style:rel-column-width="50734*"/>
    </style:style>
    <style:style style:name="Tabla7.A1" style:family="table-cell">
      <style:table-cell-properties style:vertical-align="middle" fo:padding="0.097cm" fo:border="0.05pt solid #000000"/>
    </style:style>
    <style:style style:name="Tabla7.A2" style:family="table-cell">
      <style:table-cell-properties style:vertical-align="middle"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style:vertical-align="middle"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style:vertical-align="middle"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a7.B3" style:family="table-cell">
      <style:table-cell-properties style:vertical-align="middle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rsid="00274795" officeooo:paragraph-rsid="00274795"/>
    </style:style>
    <style:style style:name="P2" style:family="paragraph" style:parent-style-name="Table_20_Contents">
      <style:text-properties fo:font-size="10pt" officeooo:rsid="0021b117" officeooo:paragraph-rsid="00360229" style:font-size-asian="10pt" style:font-size-complex="10pt"/>
    </style:style>
    <style:style style:name="P3" style:family="paragraph" style:parent-style-name="Table_20_Contents">
      <style:text-properties fo:font-size="10pt" officeooo:rsid="0021b117" officeooo:paragraph-rsid="0021b117" style:font-size-asian="10pt" style:font-size-complex="10pt"/>
    </style:style>
    <style:style style:name="P4" style:family="paragraph" style:parent-style-name="Table_20_Contents">
      <style:text-properties fo:font-size="10pt" officeooo:rsid="0023b755" officeooo:paragraph-rsid="0023b755" style:font-size-asian="10pt" style:font-size-complex="10pt"/>
    </style:style>
    <style:style style:name="P5" style:family="paragraph" style:parent-style-name="Table_20_Contents">
      <style:text-properties fo:font-size="10pt" officeooo:rsid="0024b53f" officeooo:paragraph-rsid="0024b53f" style:font-size-asian="10pt" style:font-size-complex="10pt"/>
    </style:style>
    <style:style style:name="P6" style:family="paragraph" style:parent-style-name="Table_20_Contents">
      <style:text-properties fo:font-size="10pt" officeooo:rsid="00252740" officeooo:paragraph-rsid="00252740" style:font-size-asian="10pt" style:font-size-complex="10pt"/>
    </style:style>
    <style:style style:name="P7" style:family="paragraph" style:parent-style-name="Table_20_Contents">
      <style:text-properties fo:font-size="10pt" officeooo:rsid="00227afa" officeooo:paragraph-rsid="00360229" style:font-size-asian="10pt" style:font-size-complex="10pt"/>
    </style:style>
    <style:style style:name="P8" style:family="paragraph" style:parent-style-name="Table_20_Contents">
      <style:text-properties fo:font-size="10pt" officeooo:rsid="00227afa" officeooo:paragraph-rsid="00227afa" style:font-size-asian="10pt" style:font-size-complex="10pt"/>
    </style:style>
    <style:style style:name="P9" style:family="paragraph" style:parent-style-name="Table_20_Contents">
      <style:text-properties fo:font-size="10pt" officeooo:rsid="00257f38" officeooo:paragraph-rsid="00257f38" style:font-size-asian="10pt" style:font-size-complex="10pt"/>
    </style:style>
    <style:style style:name="P10" style:family="paragraph" style:parent-style-name="Table_20_Contents">
      <style:text-properties fo:font-size="10pt" officeooo:rsid="00274795" officeooo:paragraph-rsid="00274795" style:font-size-asian="10pt" style:font-size-complex="10pt"/>
    </style:style>
    <style:style style:name="P11" style:family="paragraph" style:parent-style-name="Table_20_Contents">
      <style:text-properties fo:font-size="10pt" officeooo:rsid="00290ded" officeooo:paragraph-rsid="00290ded" style:font-size-asian="10pt" style:font-size-complex="10pt"/>
    </style:style>
    <style:style style:name="P12" style:family="paragraph" style:parent-style-name="Table_20_Contents">
      <style:text-properties fo:font-size="10pt" officeooo:rsid="002b08a7" officeooo:paragraph-rsid="002b08a7" style:font-size-asian="10pt" style:font-size-complex="10pt"/>
    </style:style>
    <style:style style:name="P13" style:family="paragraph" style:parent-style-name="Table_20_Contents">
      <style:text-properties fo:font-size="10pt" officeooo:rsid="002b08a7" officeooo:paragraph-rsid="0039e2dd" style:font-size-asian="10pt" style:font-size-complex="10pt"/>
    </style:style>
    <style:style style:name="P14" style:family="paragraph" style:parent-style-name="Table_20_Contents">
      <style:text-properties fo:font-size="10pt" officeooo:rsid="002d026a" officeooo:paragraph-rsid="0039e2dd" style:font-size-asian="10pt" style:font-size-complex="10pt"/>
    </style:style>
    <style:style style:name="P15" style:family="paragraph" style:parent-style-name="Table_20_Contents">
      <style:text-properties fo:font-size="10pt" officeooo:rsid="002e5322" officeooo:paragraph-rsid="0039e2dd" style:font-size-asian="10pt" style:font-size-complex="10pt"/>
    </style:style>
    <style:style style:name="P16" style:family="paragraph" style:parent-style-name="Table_20_Contents">
      <style:text-properties fo:font-size="10pt" officeooo:rsid="002f5f8c" officeooo:paragraph-rsid="00384aa8" style:font-size-asian="10pt" style:font-size-complex="10pt"/>
    </style:style>
    <style:style style:name="P17" style:family="paragraph" style:parent-style-name="Table_20_Contents">
      <style:text-properties fo:font-size="10pt" officeooo:rsid="0030d039" officeooo:paragraph-rsid="0030d039" style:font-size-asian="10pt" style:font-size-complex="10pt"/>
    </style:style>
    <style:style style:name="P18" style:family="paragraph" style:parent-style-name="Table_20_Contents">
      <style:text-properties fo:font-size="10pt" officeooo:rsid="0031fedd" officeooo:paragraph-rsid="0031fedd" style:font-size-asian="10pt" style:font-size-complex="10pt"/>
    </style:style>
    <style:style style:name="P19" style:family="paragraph" style:parent-style-name="Table_20_Contents">
      <style:text-properties fo:font-size="10pt" officeooo:rsid="0031fedd" officeooo:paragraph-rsid="003306fe" style:font-size-asian="10pt" style:font-size-complex="10pt"/>
    </style:style>
    <style:style style:name="P20" style:family="paragraph" style:parent-style-name="Table_20_Contents">
      <style:text-properties fo:font-size="10pt" officeooo:rsid="003306fe" officeooo:paragraph-rsid="003306fe" style:font-size-asian="10pt" style:font-size-complex="10pt"/>
    </style:style>
    <style:style style:name="P21" style:family="paragraph" style:parent-style-name="Table_20_Contents">
      <style:text-properties fo:font-size="10pt" officeooo:rsid="0034d6ba" officeooo:paragraph-rsid="0034d6ba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officeooo:rsid="00252740" officeooo:paragraph-rsid="00360229" style:font-size-asian="10pt" style:font-weight-asian="bold" style:font-size-complex="10pt" style:font-weight-complex="bold"/>
    </style:style>
    <style:style style:name="P23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fo:font-size="10pt" fo:font-weight="bold" officeooo:rsid="0030d039" officeooo:paragraph-rsid="0030d039" style:font-size-asian="10pt" style:font-weight-asian="bold" style:font-size-complex="10pt" style:font-weight-complex="bold"/>
    </style:style>
    <style:style style:name="P24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fo:font-size="10pt" fo:font-weight="bold" officeooo:rsid="00360229" officeooo:paragraph-rsid="00360229" style:font-size-asian="10pt" style:font-weight-asian="bold" style:font-size-complex="10pt" style:font-weight-complex="bold"/>
    </style:style>
    <style:style style:name="P25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fo:font-size="10pt" fo:font-weight="bold" officeooo:rsid="00360229" officeooo:paragraph-rsid="0039e2dd" style:font-size-asian="10pt" style:font-weight-asian="bold" style:font-size-complex="10pt" style:font-weight-complex="bold"/>
    </style:style>
    <style:style style:name="P26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fo:font-size="10pt" fo:font-weight="bold" officeooo:rsid="00252740" officeooo:paragraph-rsid="00252740" style:font-size-asian="10pt" style:font-weight-asian="bold" style:font-size-complex="10pt" style:font-weight-complex="bold"/>
    </style:style>
    <style:style style:name="P27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fo:font-size="10pt" fo:font-weight="bold" officeooo:rsid="002f5f8c" officeooo:paragraph-rsid="00384aa8" style:font-size-asian="10pt" style:font-weight-asian="bold" style:font-size-complex="10pt" style:font-weight-complex="bold"/>
    </style:style>
    <style:style style:name="P28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fo:font-size="10pt" fo:font-weight="bold" officeooo:rsid="0021b117" officeooo:paragraph-rsid="0021b117" style:font-size-asian="10pt" style:font-weight-asian="bold" style:font-size-complex="10pt" style:font-weight-complex="bold"/>
    </style:style>
    <style:style style:name="P29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fo:font-size="10pt" fo:font-weight="bold" officeooo:rsid="0037a725" officeooo:paragraph-rsid="0037a725" style:font-size-asian="10pt" style:font-weight-asian="bold" style:font-size-complex="10pt" style:font-weight-complex="bold"/>
    </style:style>
    <style:style style:name="P30" style:family="paragraph" style:parent-style-name="Standard">
      <style:text-properties fo:font-size="10pt" officeooo:rsid="001ef51e" officeooo:paragraph-rsid="001ef51e" style:font-size-asian="10pt" style:font-size-complex="10pt"/>
    </style:style>
    <style:style style:name="P31" style:family="paragraph" style:parent-style-name="Standard">
      <style:text-properties fo:font-size="10pt" officeooo:rsid="001f3ca6" officeooo:paragraph-rsid="0035eebd" style:font-size-asian="10pt" style:font-size-complex="10pt"/>
    </style:style>
    <style:style style:name="P32" style:family="paragraph" style:parent-style-name="Standard">
      <style:text-properties fo:font-size="10pt" officeooo:rsid="001f3ca6" officeooo:paragraph-rsid="001ef51e" style:font-size-asian="10pt" style:font-size-complex="10pt"/>
    </style:style>
    <style:style style:name="P33" style:family="paragraph" style:parent-style-name="Standard">
      <style:text-properties fo:font-size="10pt" officeooo:rsid="001fd370" officeooo:paragraph-rsid="001fd370" style:font-size-asian="10pt" style:font-size-complex="10pt"/>
    </style:style>
    <style:style style:name="P34" style:family="paragraph" style:parent-style-name="Standard">
      <style:text-properties fo:font-size="10pt" officeooo:rsid="00209188" officeooo:paragraph-rsid="0037a725" style:font-size-asian="10pt" style:font-size-complex="10pt"/>
    </style:style>
    <style:style style:name="P35" style:family="paragraph" style:parent-style-name="Standard">
      <style:text-properties fo:font-size="10pt" officeooo:rsid="00209188" officeooo:paragraph-rsid="003b1fcc" style:font-size-asian="10pt" style:font-size-complex="10pt"/>
    </style:style>
    <style:style style:name="P36" style:family="paragraph" style:parent-style-name="Standard">
      <style:text-properties officeooo:paragraph-rsid="00384aa8"/>
    </style:style>
    <style:style style:name="P37" style:family="paragraph" style:parent-style-name="Standard">
      <style:paragraph-properties fo:text-align="center" style:justify-single-word="false"/>
      <style:text-properties fo:font-size="24pt" fo:font-style="italic" fo:font-weight="bold" officeooo:rsid="001ef51e" officeooo:paragraph-rsid="001ef51e" style:font-size-asian="24pt" style:font-style-asian="italic" style:font-weight-asian="bold" style:font-size-complex="24pt" style:font-style-complex="italic" style:font-weight-complex="bold"/>
    </style:style>
    <style:style style:name="P38" style:family="paragraph" style:parent-style-name="Standard">
      <style:text-properties officeooo:paragraph-rsid="0039e2dd"/>
    </style:style>
    <style:style style:name="P39" style:family="paragraph" style:parent-style-name="Standard">
      <loext:graphic-properties draw:fill="solid" draw:fill-color="#000000" draw:opacity="100%"/>
      <style:paragraph-properties fo:text-align="center" style:justify-single-word="false" fo:background-color="#000000"/>
      <style:text-properties fo:color="#99ff66" fo:font-size="10pt" fo:font-weight="bold" officeooo:rsid="003b1fcc" officeooo:paragraph-rsid="003b1fcc" style:font-size-asian="10pt" style:font-weight-asian="bold" style:font-size-complex="10pt" style:font-weight-complex="bold"/>
    </style:style>
    <style:style style:name="P40" style:family="paragraph" style:parent-style-name="Table_20_Contents" style:list-style-name="L1">
      <style:text-properties fo:font-size="10pt" officeooo:rsid="0023b755" officeooo:paragraph-rsid="0023b755" style:font-size-asian="10pt" style:font-size-complex="10pt"/>
    </style:style>
    <style:style style:name="P41" style:family="paragraph" style:parent-style-name="Table_20_Contents" style:list-style-name="L1">
      <style:text-properties fo:font-size="10pt" officeooo:rsid="0024b53f" officeooo:paragraph-rsid="0024b53f" style:font-size-asian="10pt" style:font-size-complex="10pt"/>
    </style:style>
    <style:style style:name="P42" style:family="paragraph" style:parent-style-name="Table_20_Contents" style:list-style-name="L2">
      <style:text-properties fo:font-size="10pt" officeooo:rsid="002b08a7" officeooo:paragraph-rsid="0039e2dd" style:font-size-asian="10pt" style:font-size-complex="10pt"/>
    </style:style>
    <style:style style:name="P43" style:family="paragraph" style:parent-style-name="Table_20_Contents" style:list-style-name="L3">
      <style:text-properties fo:font-size="10pt" officeooo:rsid="00290ded" officeooo:paragraph-rsid="00290ded" style:font-size-asian="10pt" style:font-size-complex="10pt"/>
    </style:style>
    <style:style style:name="P44" style:family="paragraph" style:parent-style-name="Table_20_Contents" style:list-style-name="L4">
      <style:text-properties fo:font-size="10pt" officeooo:rsid="0030d039" officeooo:paragraph-rsid="0030d039" style:font-size-asian="10pt" style:font-size-complex="10pt"/>
    </style:style>
    <style:style style:name="P45" style:family="paragraph" style:parent-style-name="Table_20_Contents" style:list-style-name="L5">
      <style:text-properties fo:font-size="10pt" officeooo:rsid="0030d039" officeooo:paragraph-rsid="0030d039" style:font-size-asian="10pt" style:font-size-complex="10pt"/>
    </style:style>
    <style:style style:name="P46" style:family="paragraph" style:parent-style-name="Table_20_Contents" style:list-style-name="L6">
      <style:text-properties fo:font-size="10pt" officeooo:rsid="003306fe" officeooo:paragraph-rsid="003306fe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fo:font-weight="bold" officeooo:rsid="0021b117" officeooo:paragraph-rsid="00360229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weight="bold" officeooo:rsid="003f2e4f" officeooo:paragraph-rsid="003f2e4f" style:font-size-asian="10pt" style:font-weight-asian="bold" style:font-size-complex="10pt" style:font-weight-complex="bold"/>
    </style:style>
    <style:style style:name="P49" style:family="paragraph" style:parent-style-name="Table_20_Contents" style:list-style-name="L5">
      <style:text-properties officeooo:rsid="0030d039" officeooo:paragraph-rsid="0030d039"/>
    </style:style>
    <style:style style:name="T1" style:family="text">
      <style:text-properties officeooo:rsid="00257f38"/>
    </style:style>
    <style:style style:name="T2" style:family="text">
      <style:text-properties officeooo:rsid="002e5322"/>
    </style:style>
    <style:style style:name="T3" style:family="text">
      <style:text-properties officeooo:rsid="003306fe"/>
    </style:style>
    <style:style style:name="T4" style:family="text">
      <style:text-properties officeooo:rsid="00360229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3ec0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Apuntes HTML</text:p>
      <text:p text:style-name="P32"/>
      <table:table table:name="Tabla8" table:style-name="Tabla8">
        <table:table-column table:style-name="Tabla8.A"/>
        <table:table-row>
          <table:table-cell table:style-name="Tabla8.A1" office:value-type="string">
            <text:p text:style-name="P39">ESTRUCTURA BASE HTML</text:p>
          </table:table-cell>
        </table:table-row>
        <table:table-row>
          <table:table-cell table:style-name="Tabla8.A2" office:value-type="string">
            <text:p text:style-name="P31">&lt;!DOCTYPE HTML&gt;</text:p>
            <text:p text:style-name="P31">&lt;HTML lang=”es”&gt;</text:p>
            <text:p text:style-name="P31"><text:s text:c="2"/>&lt;HEAD&gt;</text:p>
            <text:p text:style-name="P31"><text:s text:c="4"/>&lt;META charset=”utf8”/&gt;</text:p>
            <text:p text:style-name="P31"><text:s text:c="4"/>&lt;TITLE&gt;Título&lt;/TITLE&gt;</text:p>
            <text:p text:style-name="P31"><text:s text:c="2"/>&lt;/HEAD&gt;</text:p>
            <text:p text:style-name="P31"><text:tab/></text:p>
            <text:p text:style-name="P31"><text:s text:c="2"/>&lt;BODY&gt;</text:p>
            <text:p text:style-name="P31"><text:tab/><text:tab/></text:p>
            <text:p text:style-name="P31"><text:s text:c="2"/>&lt;/BODY&gt;</text:p>
            <text:p text:style-name="P31">&lt;/HTML&gt;</text:p>
          </table:table-cell>
        </table:table-row>
      </table:table>
      <text:p text:style-name="P33"/>
      <table:table table:name="Tabla9" table:style-name="Tabla9">
        <table:table-column table:style-name="Tabla9.A"/>
        <table:table-row>
          <table:table-cell table:style-name="Tabla9.A1" office:value-type="string">
            <text:p text:style-name="P39">METAETIQUETAS</text:p>
          </table:table-cell>
        </table:table-row>
        <table:table-row>
          <table:table-cell table:style-name="Tabla9.A2" office:value-type="string">
            <text:p text:style-name="P35">Etiqueta meta para descripción:</text:p>
            <text:p text:style-name="P35"><text:tab/>&lt;META name=”description” content=”Es un ejemplo del contenido”/&gt;</text:p>
          </table:table-cell>
        </table:table-row>
      </table:table>
      <text:p text:style-name="P30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9">CABECERAS CON &lt;header&gt;</text:p>
          </table:table-cell>
        </table:table-row>
        <table:table-row>
          <table:table-cell table:style-name="Tabla10.A2" office:value-type="string">
            <text:p text:style-name="P34"><text:span text:style-name="T6">I</text:span>dentificar cabecera del sitio, cabecera de sección y artículo con la etiqueta &lt;HEADER&gt;</text:p>
            <text:p text:style-name="P34">El título principal será en &lt;H1&gt; pero en las cabeceras de los &lt;SECTION&gt; es conveniente usar &lt;H2&gt; y ya para cada artículo &lt;H3&gt;. Es conveniente no abusar, en algunos casos es mejor poner manualmente la letra más grande y aplicarle formato negrita utilizando algún medio como &lt;SPAN&gt;</text:p>
            <text:p text:style-name="P34"><text:tab/>&lt;HEADER&gt;</text:p>
            <text:p text:style-name="P34"><text:tab/><text:tab/>&lt;H1&gt;titulo web visible&lt;/H1&gt;</text:p>
            <text:p text:style-name="P34"><text:tab/><text:tab/>&lt;P&gt;Párrafo con descripción&lt;/P&gt;</text:p>
            <text:p text:style-name="P34"><text:tab/><text:tab/>&lt;IMG src=”imagendefondo” alt=”logo”/&gt;</text:p>
            <text:p text:style-name="P34"><text:tab/>&lt;/HEADER&gt;</text:p>
          </table:table-cell>
        </table:table-row>
      </table:table>
      <text:p text:style-name="P30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8">ETIQUETA<text:span text:style-name="T4">S</text:span></text:p>
          </table:table-cell>
          <table:covered-table-cell/>
        </table:table-row>
        <table:table-row>
          <table:table-cell table:style-name="Tabla1.A2" office:value-type="string">
            <text:p text:style-name="P47">ETIQUETA</text:p>
          </table:table-cell>
          <table:table-cell table:style-name="Tabla1.B2" office:value-type="string">
            <text:p text:style-name="P48">DESCRIPCIÓN</text:p>
          </table:table-cell>
        </table:table-row>
        <table:table-row>
          <table:table-cell table:style-name="Tabla1.A3" office:value-type="string">
            <text:p text:style-name="P3">ASIDE</text:p>
          </table:table-cell>
          <table:table-cell table:style-name="Tabla1.B3" office:value-type="string">
            <text:p text:style-name="P3">Destaca contenido sin relación a la web, también muy utilizado para menú lateral</text:p>
          </table:table-cell>
        </table:table-row>
        <table:table-row>
          <table:table-cell table:style-name="Tabla1.A2" office:value-type="string">
            <text:p text:style-name="P3">FOOTER</text:p>
          </table:table-cell>
          <table:table-cell table:style-name="Tabla1.B2" office:value-type="string">
            <text:p text:style-name="P3">Marca el pie de página (Copyright y autor) pero también puede ser utilizado al pie de diversos artículos de la página</text:p>
          </table:table-cell>
        </table:table-row>
        <table:table-row>
          <table:table-cell table:style-name="Tabla1.A3" office:value-type="string">
            <text:p text:style-name="P3">NAV</text:p>
          </table:table-cell>
          <table:table-cell table:style-name="Tabla1.B3" office:value-type="string">
            <text:p text:style-name="P3">Para crear o Agrupar vínculos, normalmente contienen una barra de vínculos creada con listas &lt;UL&gt;,&lt;OL&gt;</text:p>
          </table:table-cell>
        </table:table-row>
        <table:table-row>
          <table:table-cell table:style-name="Tabla1.A2" office:value-type="string">
            <text:p text:style-name="P3">ADDRESS</text:p>
          </table:table-cell>
          <table:table-cell table:style-name="Tabla1.B2" office:value-type="string">
            <text:p text:style-name="P3">Nombre y correo del autor</text:p>
          </table:table-cell>
        </table:table-row>
        <table:table-row>
          <table:table-cell table:style-name="Tabla1.A3" office:value-type="string">
            <text:p text:style-name="P3">SECTION</text:p>
          </table:table-cell>
          <table:table-cell table:style-name="Tabla1.B3" office:value-type="string">
            <text:p text:style-name="P3">Sección con la información principal</text:p>
          </table:table-cell>
        </table:table-row>
        <table:table-row>
          <table:table-cell table:style-name="Tabla1.A2" office:value-type="string">
            <text:p text:style-name="P3">ARTICLE</text:p>
          </table:table-cell>
          <table:table-cell table:style-name="Tabla1.B2" office:value-type="string">
            <text:p text:style-name="P3">Diferencia los distintos artículos dentro de &lt;SECTION&gt;, puede haber varios dentro de un mismo &lt;SECTION&gt;</text:p>
          </table:table-cell>
        </table:table-row>
        <table:table-row>
          <table:table-cell table:style-name="Tabla1.A3" office:value-type="string">
            <text:p text:style-name="P3">HGROUP</text:p>
          </table:table-cell>
          <table:table-cell table:style-name="Tabla1.B3" office:value-type="string">
            <text:p text:style-name="P3">Agrupa uno o más títulos y subtítulos (está quedando obsoleto, ahora se reemplaza por un &lt;HEADER&gt;</text:p>
          </table:table-cell>
        </table:table-row>
        <table:table-row>
          <table:table-cell table:style-name="Tabla1.A2" office:value-type="string">
            <text:p text:style-name="P4">FIGURE</text:p>
          </table:table-cell>
          <table:table-cell table:style-name="Tabla1.B2" office:value-type="string">
            <text:p text:style-name="P4">Identifica una imagen u objeto relacionado con el texto y es considerado parte de este</text:p>
          </table:table-cell>
        </table:table-row>
        <table:table-row>
          <table:table-cell table:style-name="Tabla1.A3" office:value-type="string">
            <text:p text:style-name="P4">FIGCAPTION</text:p>
          </table:table-cell>
          <table:table-cell table:style-name="Tabla1.B3" office:value-type="string">
            <text:p text:style-name="P4">Identifica la leyenda dentro de &lt;FIGURE&gt; referenciando a una imagen</text:p>
          </table:table-cell>
        </table:table-row>
        <table:table-row>
          <table:table-cell table:style-name="Tabla1.A2" office:value-type="string">
            <text:p text:style-name="P4">BLOCKQUOTE</text:p>
          </table:table-cell>
          <table:table-cell table:style-name="Tabla1.B2" office:value-type="string">
            <text:p text:style-name="P4">Marca un párrafo con una cita dentro de un elemento &lt;FIGURE&gt;</text:p>
          </table:table-cell>
        </table:table-row>
        <table:table-row>
          <table:table-cell table:style-name="Tabla1.A3" office:value-type="string">
            <text:p text:style-name="P4">TIME</text:p>
          </table:table-cell>
          <table:table-cell table:style-name="Tabla1.B3" office:value-type="string">
            <text:p text:style-name="P4">Marca una fecha para ser reconocidas por aplicaciones y dispositivos u ordenadores</text:p>
          </table:table-cell>
        </table:table-row>
        <table:table-row>
          <table:table-cell table:style-name="Tabla1.B2" table:number-columns-spanned="2" office:value-type="string">
            <text:p text:style-name="P4">&lt;TIME datatime=”AAAA-MM-DD” pubdate&gt;</text:p>
            <text:list xml:id="list2433945441433654020" text:style-name="L1">
              <text:list-item>
                <text:p text:style-name="P40">datetime → Atributo que indica la fecha</text:p>
              </text:list-item>
              <text:list-item>
                <text:p text:style-name="P40">pubdate → Atributo que indica que la fecha presentada es la de publicación</text:p>
              </text:list-item>
              <text:list-item>
                <text:p text:style-name="P41">La hora se coloca en formato HH:MM y separado por una “T”</text:p>
              </text:list-item>
            </text:list>
            <text:p text:style-name="P5">&lt;TIME datetime=”2015-08-13T21:40” pubdate&gt;</text:p>
            <text:p text:style-name="P4"/>
          </table:table-cell>
          <table:covered-table-cell/>
        </table:table-row>
        <table:table-row>
          <table:table-cell table:style-name="Tabla1.A3" office:value-type="string">
            <text:p text:style-name="P4">DFN</text:p>
          </table:table-cell>
          <table:table-cell table:style-name="Tabla1.B3" office:value-type="string">
            <text:p text:style-name="P4">Marca la ubicación de una definición</text:p>
          </table:table-cell>
        </table:table-row>
        <table:table-row>
          <table:table-cell table:style-name="Tabla1.A2" office:value-type="string">
            <text:p text:style-name="P6">WBR</text:p>
          </table:table-cell>
          <table:table-cell table:style-name="Tabla1.B2" office:value-type="string">
            <text:p text:style-name="P6">Se inserta en medio de una palabra larga para indicar por donde debería ser cortada</text:p>
          </table:table-cell>
        </table:table-row>
        <table:table-row>
          <table:table-cell table:style-name="Tabla1.A3" office:value-type="string">
            <text:p text:style-name="P6">MARK</text:p>
          </table:table-cell>
          <table:table-cell table:style-name="Tabla1.B3" office:value-type="string">
            <text:p text:style-name="P6">Remarca un contenido que sea relevante</text:p>
          </table:table-cell>
        </table:table-row>
        <table:table-row>
          <table:table-cell table:style-name="Tabla1.A2" office:value-type="string">
            <text:p text:style-name="P6">SMALL</text:p>
          </table:table-cell>
          <table:table-cell table:style-name="Tabla1.B2" office:value-type="string">
            <text:p text:style-name="P6">Señala letra pequeña en los textos legales</text:p>
          </table:table-cell>
        </table:table-row>
        <table:table-row>
          <table:table-cell table:style-name="Tabla1.A3" office:value-type="string">
            <text:p text:style-name="P6">CITE</text:p>
          </table:table-cell>
          <table:table-cell table:style-name="Tabla1.B3" office:value-type="string">
            <text:p text:style-name="P6">Designa título de película, obra o canción</text:p>
          </table:table-cell>
        </table:table-row>
        <table:table-row>
          <table:table-cell table:style-name="Tabla1.A2" office:value-type="string">
            <text:p text:style-name="P6">STRONG</text:p>
          </table:table-cell>
          <table:table-cell table:style-name="Tabla1.B2" office:value-type="string">
            <text:p text:style-name="P6">Aplica el formato negrita para dar importancia a la palabra</text:p>
          </table:table-cell>
        </table:table-row>
      </table:table>
      <text:p text:style-name="P30"/>
      <table:table table:name="Tabla11" table:style-name="Tabla11">
        <table:table-column table:style-name="Tabla11.A"/>
        <table:table-column table:style-name="Tabla11.B"/>
        <table:table-row>
          <table:table-cell table:style-name="Tabla11.A1" table:number-columns-spanned="2" office:value-type="string">
            <text:p text:style-name="P27">ELEMENTO CANVAS</text:p>
          </table:table-cell>
          <table:covered-table-cell/>
        </table:table-row>
        <table:table-row>
          <table:table-cell table:style-name="Tabla11.A2" office:value-type="string">
            <text:p text:style-name="P16">CANVAS</text:p>
          </table:table-cell>
          <table:table-cell table:style-name="Tabla11.B2" office:value-type="string">
            <text:p text:style-name="P16">Etiqueta para crear un lienzo en el que es posible cualquier cosa. Cualquier código introducido dentro de un &lt;CANVAS&gt; será visible en el caso de que el navegador no pueda procesar este elemento por incompatibilidad o bloqueo.</text:p>
          </table:table-cell>
        </table:table-row>
        <table:table-row>
          <table:table-cell table:style-name="Tabla11.A3" table:number-columns-spanned="2" office:value-type="string">
            <text:p text:style-name="P16">&lt;CANVAS&gt;</text:p>
            <text:p text:style-name="P16"><text:s text:c="2"/>Tu navegador no puede mostrar el elemento “CANVAS” contenido en esta sección</text:p>
            <text:p text:style-name="P16">&lt;CANVAS&gt;</text:p>
          </table:table-cell>
          <table:covered-table-cell/>
        </table:table-row>
      </table:table>
      <text:p text:style-name="P36"/>
      <table:table table:name="Tabla12" table:style-name="Tabla12">
        <table:table-column table:style-name="Tabla12.A"/>
        <table:table-column table:style-name="Tabla12.B"/>
        <table:table-row>
          <table:table-cell table:style-name="Tabla12.A1" table:number-columns-spanned="2" office:value-type="string">
            <text:p text:style-name="P27">INCRUSTAR UN ARCHIVO DE VÍDEO</text:p>
          </table:table-cell>
          <table:covered-table-cell/>
        </table:table-row>
        <table:table-row>
          <table:table-cell table:style-name="Tabla12.A2" office:value-type="string">
            <text:p text:style-name="P16">VIDEO</text:p>
          </table:table-cell>
          <table:table-cell table:style-name="Tabla12.B2" office:value-type="string">
            <text:p text:style-name="P16">Etiqueta que contiene los parámetros para incrustar un vídeo</text:p>
          </table:table-cell>
        </table:table-row>
        <table:table-row>
          <table:table-cell table:style-name="Tabla12.A3" office:value-type="string">
            <text:p text:style-name="P16">SOURCE</text:p>
          </table:table-cell>
          <table:table-cell table:style-name="Tabla12.B3" office:value-type="string">
            <text:p text:style-name="P16">Etiqueta para definir el origen del vídeo</text:p>
          </table:table-cell>
        </table:table-row>
        <table:table-row>
          <table:table-cell table:style-name="Tabla12.A2" office:value-type="string">
            <text:p text:style-name="P16">width, height</text:p>
          </table:table-cell>
          <table:table-cell table:style-name="Tabla12.B2" office:value-type="string">
            <text:p text:style-name="P16">Establece el ancho y el alto de la etiqueta vídeo</text:p>
          </table:table-cell>
        </table:table-row>
        <table:table-row>
          <table:table-cell table:style-name="Tabla12.A3" office:value-type="string">
            <text:p text:style-name="P16">controls</text:p>
          </table:table-cell>
          <table:table-cell table:style-name="Tabla12.B3" office:value-type="string">
            <text:p text:style-name="P16">Hace aparecer una barra para controlar el vídeo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ext:soft-page-break/>
        <table:table-row>
          <table:table-cell table:style-name="Tabla4.A1" table:number-columns-spanned="2" office:value-type="string">
            <text:p text:style-name="P25">INCRUSTAR ARCHIVOS DE AUDIO</text:p>
          </table:table-cell>
          <table:covered-table-cell/>
        </table:table-row>
        <table:table-row>
          <table:table-cell table:style-name="Tabla4.A2" office:value-type="string">
            <text:p text:style-name="P13">AUDIO</text:p>
          </table:table-cell>
          <table:table-cell table:style-name="Tabla4.B2" office:value-type="string">
            <text:p text:style-name="P13">Es la etiqueta que define el bloque para audio</text:p>
          </table:table-cell>
        </table:table-row>
        <table:table-row>
          <table:table-cell table:style-name="Tabla4.A3" office:value-type="string">
            <text:p text:style-name="P13">SOURCE</text:p>
          </table:table-cell>
          <table:table-cell table:style-name="Tabla4.B3" office:value-type="string">
            <text:p text:style-name="P13">Esta etiqueta indica el origen del audio</text:p>
          </table:table-cell>
        </table:table-row>
        <table:table-row>
          <table:table-cell table:style-name="Tabla4.A2" office:value-type="string">
            <text:p text:style-name="P13">autoplay</text:p>
          </table:table-cell>
          <table:table-cell table:style-name="Tabla4.B2" office:value-type="string">
            <text:p text:style-name="P13">Se reproduce automáticamente con este atributo</text:p>
          </table:table-cell>
        </table:table-row>
        <table:table-row>
          <table:table-cell table:style-name="Tabla4.A3" office:value-type="string">
            <text:p text:style-name="P13">loop</text:p>
          </table:table-cell>
          <table:table-cell table:style-name="Tabla4.B3" office:value-type="string">
            <text:p text:style-name="P13">Con este atributo crea un bucle infinito, es decir, se repite constantemente</text:p>
          </table:table-cell>
        </table:table-row>
        <table:table-row>
          <table:table-cell table:style-name="Tabla4.A2" office:value-type="string">
            <text:p text:style-name="P13">preload</text:p>
          </table:table-cell>
          <table:table-cell table:style-name="Tabla4.B2" office:value-type="string">
            <text:p text:style-name="P13">Hace referencia a ala forma de cachear el audio admitiendo estos tres valores:</text:p>
            <text:list xml:id="list4483190538763326664" text:style-name="L2">
              <text:list-item>
                <text:p text:style-name="P42">none → No será almacenado en caché</text:p>
              </text:list-item>
              <text:list-item>
                <text:p text:style-name="P42">metadata → Comprueba si hay metadatos sobre este</text:p>
              </text:list-item>
              <text:list-item>
                <text:p text:style-name="P42">auto → Se realiza por defecto la descarga</text:p>
              </text:list-item>
            </text:list>
          </table:table-cell>
        </table:table-row>
        <table:table-row>
          <table:table-cell table:style-name="Tabla4.B3" table:number-columns-spanned="2" office:value-type="string">
            <text:p text:style-name="P14">&lt;SECTION id=”reproductor”&gt;</text:p>
            <text:p text:style-name="P14"><text:s text:c="2"/><text:span text:style-name="T2">&lt;AUDIO src=”sonido.ogg” controls&gt;</text:span></text:p>
            <text:p text:style-name="P14"><text:s text:c="2"/><text:span text:style-name="T2">&lt;/AUDIO&gt;</text:span></text:p>
            <text:p text:style-name="P15">&lt;/SECTION&gt;</text:p>
            <text:p text:style-name="P15"/>
            <text:p text:style-name="P15">&lt;SECTION&gt;</text:p>
            <text:p text:style-name="P15"><text:s text:c="2"/>&lt;AUDIO id=”audiodefondo” loop&gt;</text:p>
            <text:p text:style-name="P15"><text:s text:c="4"/>&lt;SOURCE src=”sonido.ogg”&gt;</text:p>
            <text:p text:style-name="P15"><text:s text:c="4"/>&lt;SOURCE src=”sonido.mp3”&gt;</text:p>
            <text:p text:style-name="P15"><text:s text:c="2"/>&lt;/AUDIO&gt;</text:p>
            <text:p text:style-name="P15">&lt;/SECTION&gt;</text:p>
          </table:table-cell>
          <table:covered-table-cell/>
        </table:table-row>
      </table:table>
      <text:p text:style-name="P38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24">LISTAS</text:p>
          </table:table-cell>
          <table:covered-table-cell/>
        </table:table-row>
        <table:table-row>
          <table:table-cell table:style-name="Tabla2.A2" office:value-type="string">
            <text:p text:style-name="P7">ETIQUETA</text:p>
          </table:table-cell>
          <table:table-cell table:style-name="Tabla2.B2" office:value-type="string">
            <text:p text:style-name="P2">Descripción</text:p>
          </table:table-cell>
        </table:table-row>
        <table:table-row>
          <table:table-cell table:style-name="Tabla2.A3" office:value-type="string">
            <text:p text:style-name="P8">UL</text:p>
          </table:table-cell>
          <table:table-cell table:style-name="Tabla2.B3" office:value-type="string">
            <text:p text:style-name="P8">Listas desordenadas, señalizadas con un punto por cada “LI” (modificable)</text:p>
          </table:table-cell>
        </table:table-row>
        <table:table-row>
          <table:table-cell table:style-name="Tabla2.A2" office:value-type="string">
            <text:p text:style-name="P8">OL</text:p>
          </table:table-cell>
          <table:table-cell table:style-name="Tabla2.B2" office:value-type="string">
            <text:p text:style-name="P8">Listas ordenadas, señalizadas con un número por cada “LI” (modificable)</text:p>
          </table:table-cell>
        </table:table-row>
        <table:table-row>
          <table:table-cell table:style-name="Tabla2.A3" office:value-type="string">
            <text:p text:style-name="P8">LI</text:p>
          </table:table-cell>
          <table:table-cell table:style-name="Tabla2.B3" office:value-type="string">
            <text:p text:style-name="P8">Cada entrada o línea de una lista</text:p>
          </table:table-cell>
        </table:table-row>
        <table:table-row>
          <table:table-cell table:style-name="Tabla2.A2" office:value-type="string">
            <text:p text:style-name="P8">DL</text:p>
          </table:table-cell>
          <table:table-cell table:style-name="Tabla2.B2" office:value-type="string">
            <text:p text:style-name="P8">Listas de definición se especifica un elemento principal o título y se tabula cada subelemento desplazándolo del margen izquierdo</text:p>
          </table:table-cell>
        </table:table-row>
        <table:table-row>
          <table:table-cell table:style-name="Tabla2.A3" office:value-type="string">
            <text:p text:style-name="P8">DT</text:p>
          </table:table-cell>
          <table:table-cell table:style-name="Tabla2.B3" office:value-type="string">
            <text:p text:style-name="P8">Definición, término o título dentro de un “DL”</text:p>
          </table:table-cell>
        </table:table-row>
        <table:table-row>
          <table:table-cell table:style-name="Tabla2.A2" office:value-type="string">
            <text:p text:style-name="P8">DD</text:p>
          </table:table-cell>
          <table:table-cell table:style-name="Tabla2.B2" office:value-type="string">
            <text:p text:style-name="P8">Cada definición, equivalente a &lt;LI&gt; en los otros tipos de listas</text:p>
          </table:table-cell>
        </table:table-row>
        <table:table-row>
          <table:table-cell table:style-name="Tabla2.B3" table:number-columns-spanned="2" office:value-type="string">
            <text:p text:style-name="P8"/>
            <text:p text:style-name="P8">&lt;DL&gt;</text:p>
            <text:p text:style-name="P8"><text:s text:c="2"/>&lt;DD&gt;Primer nivel de desplazamiento</text:p>
            <text:p text:style-name="P8"><text:s text:c="4"/>&lt;DL&gt;</text:p>
            <text:p text:style-name="P8"><text:s text:c="6"/>&lt;DD&gt;Segundo nivel de desplazamiento</text:p>
            <text:p text:style-name="P8"><text:s text:c="6"/>&lt;DL&gt;</text:p>
            <text:p text:style-name="P8"><text:s text:c="8"/>&lt;DD&gt;Tercer nivel de desplazamiento</text:p>
            <text:p text:style-name="P8"><text:s text:c="6"/>&lt;/DL&gt;</text:p>
            <text:p text:style-name="P8"><text:s text:c="4"/>&lt;/DL&gt;</text:p>
            <text:p text:style-name="P8">&lt;/DL&gt;</text:p>
            <text:p text:style-name="P8"/>
            <text:p text:style-name="P8">&lt;DL&gt;</text:p>
            <text:p text:style-name="P8"><text:s text:c="2"/>&lt;DT&gt;Argentina</text:p>
            <text:p text:style-name="P8"><text:s text:c="2"/>&lt;DD&gt;Buenos Aires</text:p>
            <text:p text:style-name="P8"><text:s text:c="2"/>&lt;DT&gt;Uruguay</text:p>
            <text:p text:style-name="P8"><text:s text:c="2"/>&lt;DD&gt;Montevideo</text:p>
            <text:p text:style-name="P8">&lt;/DL&gt;</text:p>
            <text:p text:style-name="P8"/>
          </table:table-cell>
          <table:covered-table-cell/>
        </table:table-row>
      </table:table>
      <text:p text:style-name="P30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26">ATRIBUTOS</text:p>
          </table:table-cell>
          <table:covered-table-cell/>
        </table:table-row>
        <table:table-row>
          <table:table-cell table:style-name="Tabla3.A2" office:value-type="string">
            <text:p text:style-name="P22">ATRIBUTOS</text:p>
          </table:table-cell>
          <table:table-cell table:style-name="Tabla3.B2" office:value-type="string">
            <text:p text:style-name="P22">DESCRIPCIÓN</text:p>
          </table:table-cell>
        </table:table-row>
        <table:table-row>
          <table:table-cell table:style-name="Tabla3.A3" office:value-type="string">
            <text:p text:style-name="P6"><text:span text:style-name="T1">r</text:span>eversed</text:p>
          </table:table-cell>
          <table:table-cell table:style-name="Tabla3.B3" office:value-type="string">
            <text:p text:style-name="P6">En una lista ordenada “OL” ordenará de forma inversa</text:p>
          </table:table-cell>
        </table:table-row>
        <table:table-row>
          <table:table-cell table:style-name="Tabla3.A4" office:value-type="string">
            <text:p text:style-name="P6"><text:span text:style-name="T1">d</text:span>ata</text:p>
          </table:table-cell>
          <table:table-cell table:style-name="Tabla3.B4" office:value-type="string">
            <text:p text:style-name="P9">Permite alojar información adicional o metadatos, se utiliza con “data-” seguido del nombre personalizado dentro de la etiqueta</text:p>
          </table:table-cell>
        </table:table-row>
        <table:table-row>
          <table:table-cell table:style-name="Tabla3.B3" table:number-columns-spanned="2" office:value-type="string">
            <text:p text:style-name="P9">&lt;IMG src=”imagendeturno.jpg” alt=”logo”</text:p>
            <text:p text:style-name="P9"><text:s text:c="2"/>data-tecnica=”Pintura”</text:p>
            <text:p text:style-name="P9"><text:s text:c="2"/>data-aplicacion=”GIMP”</text:p>
            <text:p text:style-name="P9"><text:s text:c="2"/>data-autor=”Raúl”</text:p>
            <text:p text:style-name="P10">/&gt;</text:p>
          </table:table-cell>
          <table:covered-table-cell/>
        </table:table-row>
        <table:table-row>
          <table:table-cell table:style-name="Tabla3.A4" office:value-type="string">
            <text:p text:style-name="P10">ping</text:p>
          </table:table-cell>
          <table:table-cell table:style-name="Tabla3.B4" office:value-type="string">
            <text:p text:style-name="P10">Se utiliza en la etiqueta link &lt;A&gt; para notificar a un destino cuando se pulsa un enlace, por ejemplo para registrar estadísticas de la página</text:p>
          </table:table-cell>
        </table:table-row>
        <table:table-row>
          <table:table-cell table:style-name="Tabla3.A3" office:value-type="string">
            <text:p text:style-name="P10">download</text:p>
          </table:table-cell>
          <table:table-cell table:style-name="Tabla3.B3" office:value-type="string">
            <text:p text:style-name="P10">Indica si el archivo al cual pulsamos debe abrirse o descargarse</text:p>
          </table:table-cell>
        </table:table-row>
        <table:table-row>
          <table:table-cell table:style-name="Tabla3.B4" table:number-columns-spanned="2" office:value-type="string">
            <text:p text:style-name="P1"><text:span text:style-name="T5">&lt;A href=”</text:span><text:a xlink:type="simple" xlink:href="http://www.paginadepepito/" text:style-name="Internet_20_link" text:visited-style-name="Visited_20_Internet_20_Link"><text:span text:style-name="T5">http://www.paginadepepito</text:span></text:a><text:span text:style-name="T5">” ping=”</text:span><text:a xlink:type="simple" xlink:href="http://www.miweb.es/control.php" text:style-name="Internet_20_link" text:visited-style-name="Visited_20_Internet_20_Link"><text:span text:style-name="T5">http://www.miweb.es/control.php</text:span></text:a><text:span text:style-name="T5"> download&gt;Categoría1&lt;/A&gt;</text:span></text:p>
          </table:table-cell>
          <table:covered-table-cell/>
        </table:table-row>
        <table:table-row>
          <table:table-cell table:style-name="Tabla3.A3" office:value-type="string">
            <text:p text:style-name="P11">contenteditable</text:p>
          </table:table-cell>
          <table:table-cell table:style-name="Tabla3.B3" office:value-type="string">
            <text:p text:style-name="P11">Hace que cualquier elemento de la página sea editable, admite tres valores</text:p>
            <text:list xml:id="list6042238743588997469" text:style-name="L3">
              <text:list-item>
                <text:p text:style-name="P43">true → Es contenido editable</text:p>
              </text:list-item>
              <text:list-item>
                <text:p text:style-name="P43">false → No es editable (por defecto si se omite el atributo)</text:p>
              </text:list-item>
              <text:list-item>
                <text:p text:style-name="P43">inherit → Editable si el elemento anidado lo hereda</text:p>
              </text:list-item>
            </text:list>
          </table:table-cell>
        </table:table-row>
        <table:table-row>
          <table:table-cell table:style-name="Tabla3.A4" office:value-type="string">
            <text:p text:style-name="P12">spellcheck</text:p>
          </table:table-cell>
          <table:table-cell table:style-name="Tabla3.B4" office:value-type="string">
            <text:p text:style-name="P12">Comprueba si el contenido editable contiene errores ortográficos. Puede tener valor “true” o “false”</text:p>
          </table:table-cell>
        </table:table-row>
        <table:table-row>
          <table:table-cell table:style-name="Tabla3.A3" office:value-type="string">
            <text:p text:style-name="P12">draggable</text:p>
          </table:table-cell>
          <table:table-cell table:style-name="Tabla3.B3" office:value-type="string">
            <text:p text:style-name="P12">Permite arrastrar elementos de un lugar a otro. Para complementar la función de este atributo se necesita javascript ya que podemos arrastrar pero no soltar el bloque</text:p>
          </table:table-cell>
        </table:table-row>
        <table:table-row>
          <table:table-cell table:style-name="Tabla3.A4" office:value-type="string">
            <text:p text:style-name="P12">translate</text:p>
          </table:table-cell>
          <table:table-cell table:style-name="Tabla3.B4" office:value-type="string">
            <text:p text:style-name="P12">Indica si se traducirá o no un fragmento (“Yes” o “No”)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able:table table:name="Tabla7" table:style-name="Tabla7">
        <table:table-column table:style-name="Tabla7.A"/>
        <table:table-column table:style-name="Tabla7.B"/>
        <text:soft-page-break/>
        <table:table-row>
          <table:table-cell table:style-name="Tabla7.A1" table:number-columns-spanned="2" office:value-type="string">
            <text:p text:style-name="P23">FORMULARIOS</text:p>
          </table:table-cell>
          <table:covered-table-cell/>
        </table:table-row>
        <table:table-row>
          <table:table-cell table:style-name="Tabla7.A2" office:value-type="string">
            <text:p text:style-name="P17">FORM</text:p>
          </table:table-cell>
          <table:table-cell table:style-name="Tabla7.B2" office:value-type="string">
            <text:p text:style-name="P17">Define donde empieza y acaba el formulario &lt;FORM&gt;&lt;/FORM&gt;</text:p>
          </table:table-cell>
        </table:table-row>
        <table:table-row>
          <table:table-cell table:style-name="Tabla7.A3" office:value-type="string">
            <text:p text:style-name="P17">name</text:p>
          </table:table-cell>
          <table:table-cell table:style-name="Tabla7.B3" office:value-type="string">
            <text:p text:style-name="P17">Es un atributo muy importante para &lt;FORM&gt; ya que asigna un nombre a este</text:p>
          </table:table-cell>
        </table:table-row>
        <table:table-row>
          <table:table-cell table:style-name="Tabla7.A2" office:value-type="string">
            <text:p text:style-name="P17">method</text:p>
          </table:table-cell>
          <table:table-cell table:style-name="Tabla7.B2" office:value-type="string">
            <text:p text:style-name="P17">Atributo de &lt;FORM&gt; que define el método para enviar el formulario al servidor y acepta estos valores:</text:p>
            <text:list xml:id="list3009279231689254448" text:style-name="L4">
              <text:list-item>
                <text:p text:style-name="P44">get → Información pública limitada</text:p>
              </text:list-item>
              <text:list-item>
                <text:p text:style-name="P44">post → Información privada limitada</text:p>
              </text:list-item>
            </text:list>
          </table:table-cell>
        </table:table-row>
        <table:table-row>
          <table:table-cell table:style-name="Tabla7.A3" office:value-type="string">
            <text:p text:style-name="P17">url</text:p>
          </table:table-cell>
          <table:table-cell table:style-name="Tabla7.B3" office:value-type="string">
            <text:p text:style-name="P17">Atributo que define la ruta del archivo que procesará la información enviada</text:p>
          </table:table-cell>
        </table:table-row>
        <table:table-row>
          <table:table-cell table:style-name="Tabla7.A2" office:value-type="string">
            <text:p text:style-name="P17">LABEL</text:p>
          </table:table-cell>
          <table:table-cell table:style-name="Tabla7.B2" office:value-type="string">
            <text:p text:style-name="P17">Etiqueta que establece un texto como título visible en la página web referente a un campo de entrada &lt;INPUT&gt;.</text:p>
            <text:p text:style-name="P17">Tiene que llevar el atributo “for” para designar a que va relacionado</text:p>
          </table:table-cell>
        </table:table-row>
        <table:table-row>
          <table:table-cell table:style-name="Tabla7.B3" table:number-columns-spanned="2" office:value-type="string">
            <text:p text:style-name="P17">&lt;LABEL for=”campoDeEntrada1”&gt;Nombre:&lt;/LABEL&gt;</text:p>
            <text:p text:style-name="P17">&lt;INPUT type=”text” name=”campoDeEntrada1”/&gt;</text:p>
          </table:table-cell>
          <table:covered-table-cell/>
        </table:table-row>
        <table:table-row>
          <table:table-cell table:style-name="Tabla7.A2" office:value-type="string">
            <text:p text:style-name="P17">INPUT</text:p>
          </table:table-cell>
          <table:table-cell table:style-name="Tabla7.B2" office:value-type="string">
            <text:p text:style-name="P17">Etiqueta sin cierre (En realidad se cierra con una barra en la etiqueta única &lt;INPUT/&gt;) que define un campo de entrada según el valor que asignemos en el atributo tipe:</text:p>
            <text:list xml:id="list5126167413874433223" text:style-name="L5">
              <text:list-item>
                <text:p text:style-name="P45">radio → Permite marcar uno de sus valores a la vez, se usa por ejemplo para “hombre o mujer” y lleva un valor para cada elemento asignado con el atributo “value” y la opción que será marcada por defecto llevará el atributo “checked”</text:p>
              </text:list-item>
              <text:list-item>
                <text:p text:style-name="P45">checkbox → Crea una casillas de verificación que podremos marcar, lleva los atributos “name” y “value”</text:p>
              </text:list-item>
              <text:list-item>
                <text:p text:style-name="P45">password → Establece un campo para una contraseña</text:p>
              </text:list-item>
              <text:list-item>
                <text:p text:style-name="P45">submit → Crea un botón expresamente para enviar formularios</text:p>
              </text:list-item>
              <text:list-item>
                <text:p text:style-name="P45">reset → Crea un botón para reiniciar los valores del formulario y lo deja vacío</text:p>
              </text:list-item>
              <text:list-item>
                <text:p text:style-name="P45">button → Crea un botón personalizable para asignarle la acción que deseemos</text:p>
              </text:list-item>
              <text:list-item>
                <text:p text:style-name="P49"><text:span text:style-name="T5">email → El navegador identificará que sea válido el email introducido en este campo de texto, es decir, que cumpla con el formato correcto </text:span><text:a xlink:type="simple" xlink:href="mailto:xxx@xxx.xxx" text:style-name="Internet_20_link" text:visited-style-name="Visited_20_Internet_20_Link"><text:span text:style-name="T5">xxx@xxx.xxx</text:span></text:a></text:p>
              </text:list-item>
              <text:list-item>
                <text:p text:style-name="P45">search → Notifica al navegador que se trata de una función búsqueda</text:p>
              </text:list-item>
              <text:list-item>
                <text:p text:style-name="P45">week → Calendario de semanas enteras donde podemos seleccionar fecha</text:p>
              </text:list-item>
              <text:list-item>
                <text:p text:style-name="P45">time → Seleccionar horas y minutos</text:p>
              </text:list-item>
              <text:list-item>
                <text:p text:style-name="P45">datetime → Permite seleccionar fecha y hora</text:p>
              </text:list-item>
            </text:list>
          </table:table-cell>
        </table:table-row>
        <table:table-row>
          <table:table-cell table:style-name="Tabla7.B3" table:number-columns-spanned="2" office:value-type="string">
            <text:p text:style-name="P18">&lt;LABEL for=”sexo”&gt;Sexo&lt;/LABEL&gt;</text:p>
            <text:p text:style-name="P18">&lt;INPUT type=”radio” name=”sexo” value=”1” checked/&gt;Mujer</text:p>
            <text:p text:style-name="P18">&lt;INPUT type=”radio” name=”sexo” value=”2” /&gt;Hombre</text:p>
          </table:table-cell>
          <table:covered-table-cell/>
        </table:table-row>
        <table:table-row>
          <table:table-cell table:style-name="Tabla7.A2" office:value-type="string">
            <text:p text:style-name="P18">placeholder</text:p>
          </table:table-cell>
          <table:table-cell table:style-name="Tabla7.B2" office:value-type="string">
            <text:p text:style-name="P18">Atributo que añade marca de agua en un &lt;INPUT&gt; para verse como sugerencia</text:p>
          </table:table-cell>
        </table:table-row>
        <table:table-row>
          <table:table-cell table:style-name="Tabla7.A3" office:value-type="string">
            <text:p text:style-name="P18">SELECT</text:p>
          </table:table-cell>
          <table:table-cell table:style-name="Tabla7.B3" office:value-type="string">
            <text:p text:style-name="P18">Define una lista desplegable donde podremos elegir opciones (en principio solo 1) </text:p>
          </table:table-cell>
        </table:table-row>
        <table:table-row>
          <table:table-cell table:style-name="Tabla7.A2" office:value-type="string">
            <text:p text:style-name="P18">OPTION</text:p>
          </table:table-cell>
          <table:table-cell table:style-name="Tabla7.B2" office:value-type="string">
            <text:p text:style-name="P18">Etiqueta que establece cada opción dentro de un &lt;SELECT&gt; como lista desplegable</text:p>
          </table:table-cell>
        </table:table-row>
        <table:table-row>
          <table:table-cell table:style-name="Tabla7.B3" table:number-columns-spanned="2" office:value-type="string">
            <text:p text:style-name="P18">&lt;SELECT name=”lista&gt;</text:p>
            <text:p text:style-name="P18"><text:s text:c="2"/>&lt;OPTION value=”1”&gt;Esta es la opción 1&lt;/OPTION&gt;</text:p>
            <text:p text:style-name="P18"><text:s text:c="2"/>&lt;OPTION value=”2”&gt;Esta es la opción 2&lt;/OPTION&gt;</text:p>
            <text:p text:style-name="P18"><text:s text:c="2"/>&lt;OPTION value=”3”&gt;Esta es la opción 3&lt;/OPTION&gt;</text:p>
            <text:p text:style-name="P18">&lt;/SELECT&gt;</text:p>
          </table:table-cell>
          <table:covered-table-cell/>
        </table:table-row>
        <table:table-row>
          <table:table-cell table:style-name="Tabla7.A2" office:value-type="string">
            <text:p text:style-name="P18">FIELDSET</text:p>
          </table:table-cell>
          <table:table-cell table:style-name="Tabla7.B2" office:value-type="string">
            <text:p text:style-name="P18">Etiqueta que agrupa un conjunto de campos en un marco con título. Va dentro de la etiqueta &lt;FORM&gt; siempre</text:p>
          </table:table-cell>
        </table:table-row>
        <table:table-row>
          <table:table-cell table:style-name="Tabla7.A3" office:value-type="string">
            <text:p text:style-name="P18">LEGEND</text:p>
          </table:table-cell>
          <table:table-cell table:style-name="Tabla7.B3" office:value-type="string">
            <text:p text:style-name="P18">Establece el nombre o leyenda para un &lt;FIELDSET&gt; sobre el conjunto de &lt;INPUT&gt; que este agrupe. </text:p>
          </table:table-cell>
        </table:table-row>
        <table:table-row>
          <table:table-cell table:style-name="Tabla7.B2" table:number-columns-spanned="2" office:value-type="string">
            <text:p text:style-name="P18">&lt;FIELDSET&gt;</text:p>
            <text:p text:style-name="P18"><text:s text:c="2"/>&lt;LEGEND&gt;Datos Personales&lt;/LEGEND&gt;</text:p>
            <text:p text:style-name="P18"><text:s text:c="2"/>&lt;LABEL for=”nombre”<text:span text:style-name="T3">&gt;Nombre&lt;/LABEL&gt;</text:span></text:p>
            <text:p text:style-name="P18"><text:s text:c="2"/>&lt;INPUT type=”text” name=”nombre” placeholder=”Escribe tu nombre aquí...”&gt;</text:p>
            <text:p text:style-name="P19"><text:s text:c="2"/><text:span text:style-name="T3">&lt;LABEL for=”edad”&gt;Edad&lt;/LABEL&gt;</text:span></text:p>
            <text:p text:style-name="P19"><text:s text:c="2"/>&lt;INPUT type=”text” name=”edad” placeholder=”18”&gt;</text:p>
          </table:table-cell>
          <table:covered-table-cell/>
        </table:table-row>
        <table:table-row>
          <table:table-cell table:style-name="Tabla7.A3" office:value-type="string">
            <text:p text:style-name="P20">autofocus</text:p>
          </table:table-cell>
          <table:table-cell table:style-name="Tabla7.B3" office:value-type="string">
            <text:p text:style-name="P20">Atributo que hace seleccionar automáticamente el &lt;INPUT&gt; que lo contenga cuando se carga la página</text:p>
          </table:table-cell>
        </table:table-row>
        <table:table-row>
          <table:table-cell table:style-name="Tabla7.A2" office:value-type="string">
            <text:p text:style-name="P20">autocomplete</text:p>
          </table:table-cell>
          <table:table-cell table:style-name="Tabla7.B2" office:value-type="string">
            <text:p text:style-name="P20">Muestra sugerencias de nombre, correo… Por defecto está “on” pero podemos desactivarlo con “off”</text:p>
            <text:list xml:id="list8546351795363957418" text:style-name="L6">
              <text:list-item>
                <text:p text:style-name="P46">autocomplete=”on”</text:p>
              </text:list-item>
              <text:list-item>
                <text:p text:style-name="P46">autocomplete=”off”</text:p>
              </text:list-item>
            </text:list>
          </table:table-cell>
        </table:table-row>
        <table:table-row>
          <table:table-cell table:style-name="Tabla7.A3" office:value-type="string">
            <text:p text:style-name="P20">requiered</text:p>
          </table:table-cell>
          <table:table-cell table:style-name="Tabla7.B3" office:value-type="string">
            <text:p text:style-name="P20">Convierte en un campo requerido y no deja enviar el formulario con ese campo en blanco o con un dato inválido</text:p>
          </table:table-cell>
        </table:table-row>
        <table:table-row>
          <table:table-cell table:style-name="Tabla7.A2" office:value-type="string">
            <text:p text:style-name="P20">multiple</text:p>
          </table:table-cell>
          <table:table-cell table:style-name="Tabla7.B2" office:value-type="string">
            <text:p text:style-name="P20">Permite introducir varios valores en un campo separado por comas</text:p>
          </table:table-cell>
        </table:table-row>
        <table:table-row>
          <table:table-cell table:style-name="Tabla7.A3" office:value-type="string">
            <text:p text:style-name="P20">pattern</text:p>
          </table:table-cell>
          <table:table-cell table:style-name="Tabla7.B3" office:value-type="string">
            <text:p text:style-name="P20">Permite crear validación propia de acuerdo a un patrón y atributo “title” y además permite integrar un mensaje de error personalizado.</text:p>
            <text:p text:style-name="P21">Primero indicamos los caracteres posibles “[0-9]” y después la longitud o cantidad de caracteres que tienen que existir “{5}” como en el ejemplo para código postal</text:p>
          </table:table-cell>
        </table:table-row>
        <table:table-row>
          <table:table-cell table:style-name="Tabla7.B2" table:number-columns-spanned="2" office:value-type="string">
            <text:p text:style-name="P21">&lt;INPUT type=”text” pattern='[0-9]{5} name=”postal” title=”inserte un código válido”/&gt;</text:p>
          </table:table-cell>
          <table:covered-table-cell/>
        </table:table-row>
        <table:table-row>
          <table:table-cell table:style-name="Tabla7.A3" office:value-type="string">
            <text:p text:style-name="P20"/>
          </table:table-cell>
          <table:table-cell table:style-name="Tabla7.B3" office:value-type="string">
            <text:p text:style-name="P20"/>
          </table:table-cell>
        </table:table-row>
      </table:table>
      <text:p text:style-name="P30"/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columns fo:column-count="2" fo:column-gap="0.25cm">
          <style:column style:rel-width="32767*" fo:start-indent="0cm" fo:end-indent="0.125cm"/>
          <style:column style:rel-width="32768*" fo:start-indent="0.12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09:50:36.855000000</meta:creation-date>
    <dc:date>2015-12-19T15:47:48.899126065</dc:date>
    <meta:editing-duration>PT6H53M16S</meta:editing-duration>
    <meta:editing-cycles>26</meta:editing-cycles>
    <meta:generator>LibreOffice/5.0.2.2$Linux_X86_64 LibreOffice_project/00m0$Build-2</meta:generator>
    <dc:creator>nerviozzo </dc:creator>
    <meta:document-statistic meta:table-count="10" meta:image-count="0" meta:object-count="0" meta:page-count="3" meta:paragraph-count="230" meta:word-count="1389" meta:character-count="9149" meta:non-whitespace-character-count="7898"/>
  </office:meta>
</office:document-meta>
</file>